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44e7" officeooo:paragraph-rsid="001744e7"/>
    </style:style>
    <style:style style:name="P2" style:family="paragraph" style:parent-style-name="Preformatted_20_Text">
      <style:text-properties officeooo:rsid="001744e7" officeooo:paragraph-rsid="001744e7"/>
    </style:style>
    <style:style style:name="P3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r number = 0;</text:p>
      <text:p text:style-name="P1">while (number &lt;= 12) {</text:p>
      <text:p text:style-name="P1"><text:s text:c="2"/>console.log(number);</text:p>
      <text:p text:style-name="P1"><text:s text:c="2"/>number = number + 2;</text:p>
      <text:p text:style-name="P1">}</text:p>
      <text:p text:style-name="P1">// → 0</text:p>
      <text:p text:style-name="P1">// → 2</text:p>
      <text:p text:style-name="P1">// <text:s text:c="2"/>… etcetera</text:p>
      <text:p text:style-name="P1"/>
      <text:p text:style-name="P1">A statement starting with the keyword <text:span text:style-name="Source_20_Text">while</text:span> creates a loop. The word <text:span text:style-name="Source_20_Text">while</text:span> is followed by an expression in parentheses and then a statement, much like <text:span text:style-name="Source_20_Text">if</text:span>. The loop executes that statement as long as the expression produces a value that is <text:span text:style-name="Source_20_Text">true</text:span> when converted to Boolean type.</text:p>
      <text:p text:style-name="P1"/>
      <text:p text:style-name="P1">The variable <text:span text:style-name="Source_20_Text">number</text:span> demonstrates the way a variable can track the progress of a program. Every time the loop repeats, <text:span text:style-name="Source_20_Text">number</text:span> is incremented by <text:span text:style-name="Source_20_Text">2</text:span>. Then, at the beginning of every repetition, it is compared with the number <text:span text:style-name="Source_20_Text">12</text:span> to decide whether the program has done all the work it intended to do.</text:p>
      <text:p text:style-name="P1"/>
      <text:p text:style-name="P1"/>
      <text:p text:style-name="P1"/>
      <text:p text:style-name="P2">for (var number = 0; number &lt;= 12; number = number + 2)</text:p>
      <text:p text:style-name="Preformatted_20_Text"><text:s text:c="2"/>console.log(number);</text:p>
      <text:p text:style-name="Preformatted_20_Text">// → 0</text:p>
      <text:p text:style-name="Preformatted_20_Text">// → 2</text:p>
      <text:p text:style-name="P3">// <text:s text:c="2"/>… etcetera</text:p>
      <text:p text:style-name="Text_20_body"><text:bookmark text:name="p_dGpYwDLcUj"/>This program is exactly equivalent to the <text:a xlink:type="simple" xlink:href="http://eloquentjavascript.net/02_program_structure.html#loops" text:style-name="Internet_20_link" text:visited-style-name="Visited_20_Internet_20_Link">earlier</text:a> even-number-printing example. The only change is that all the statements that are related to the “state” of the loop are now grouped together.</text:p>
      <text:p text:style-name="Text_20_body"><text:bookmark text:name="p_LW20YJQoF9"/>The parentheses after a <text:span text:style-name="Source_20_Text">for</text:span> keyword must contain two semicolons. The part before the first semicolon <text:span text:style-name="Emphasis">initializes</text:span> the loop, usually by defining a variable. The second part is the expression that <text:span text:style-name="Emphasis">checks</text:span> whether the loop must continue. The final part <text:span text:style-name="Emphasis">updates</text:span> the state of the loop after every iteration. In most cases, this is shorter and clearer than a <text:span text:style-name="Source_20_Text">while</text:span> construc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1:47:27.953842547</meta:creation-date>
    <dc:date>2017-10-16T12:14:30.081302225</dc:date>
    <meta:editing-duration>PT16M52S</meta:editing-duration>
    <meta:editing-cycles>1</meta:editing-cycles>
    <meta:document-statistic meta:table-count="0" meta:image-count="0" meta:object-count="0" meta:page-count="1" meta:paragraph-count="17" meta:word-count="241" meta:character-count="1341" meta:non-whitespace-character-count="1107"/>
    <meta:generator>LibreOffice/5.3.1.2$Linux_X86_64 LibreOffice_project/30m0$Build-2</meta:generator>
  </office:meta>
</office:document-meta>
</file>